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CPClientImpl.write( OutputStream os , In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CPClientImpl.read( InputStream i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CPClientImpl.write( OutputStream os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CPClientImpl.TCPClientImp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